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58mm"/>
    </style:style>
    <style:style style:name="co3" style:family="table-column">
      <style:table-column-properties fo:break-before="auto" style:column-width="26.99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erif"/>
    </style:style>
    <style:style style:name="ce3" style:family="table-cell" style:parent-style-name="Default">
      <style:table-cell-properties fo:border="0.06pt solid #000000"/>
      <style:text-properties style:font-name="Liberation Serif"/>
    </style:style>
    <style:style style:name="ce4" style:family="table-cell" style:parent-style-name="Default" style:data-style-name="N2">
      <style:table-cell-properties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Out noise (ADU)</text:p>
          </table:table-cell>
          <table:table-cell table:style-name="ce1" office:value-type="string" calcext:value-type="string">
            <text:p>In noise (μV)</text:p>
          </table:table-cell>
          <table:table-cell table:style-name="ce1" office:value-type="string" calcext:value-type="string">
            <text:p>Abs_Gain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D5]*38/(1.7*[.F5])" office:value-type="float" office:value="5.38126361655773" calcext:value-type="float">
            <text:p>5.3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[.D6]*38/(1.7*[.F6])" office:value-type="float" office:value="3.64705882352941" calcext:value-type="float">
            <text:p>3.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[.D7]*38/(1.7*[.F7])" office:value-type="float" office:value="4.4015444015444" calcext:value-type="float">
            <text:p>4.4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formula="of:=[.D8]*38/(1.7*[.F8])" office:value-type="float" office:value="4.80926916221034" calcext:value-type="float">
            <text:p>4.8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1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1:05:26.211456025</meta:creation-date>
    <dc:date>2019-11-03T11:14:05.946634713</dc:date>
    <meta:editing-duration>PT8M40S</meta:editing-duration>
    <meta:editing-cycles>1</meta:editing-cycles>
    <meta:generator>LibreOffice/6.1.4.2$MacOSX_X86_64 LibreOffice_project/9d0f32d1f0b509096fd65e0d4bec26ddd1938fd3</meta:generator>
    <meta:document-statistic meta:table-count="1" meta:cell-count="22" meta:object-count="0"/>
  </office:meta>
</office:document-meta>
</file>